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28.A" style:family="table-column">
      <style:table-column-properties style:column-width="0.7931in"/>
    </style:style>
    <style:style style:name="Table28.B" style:family="table-column">
      <style:table-column-properties style:column-width="0.7056in"/>
    </style:style>
    <style:style style:name="Table2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8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4" style:family="table-row">
      <style:table-row-properties fo:background-color="transparent">
        <style:background-image/>
      </style:table-row-properties>
    </style:style>
    <style:style style:name="Table28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8.6" style:family="table-row">
      <style:table-row-properties fo:keep-together="auto"/>
    </style:style>
    <style:style style:name="Table4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42.A" style:family="table-column">
      <style:table-column-properties style:column-width="0.4299in"/>
    </style:style>
    <style:style style:name="Table42.B" style:family="table-column">
      <style:table-column-properties style:column-width="1.7576in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2.2" style:family="table-row">
      <style:table-row-properties fo:background-color="transparent" fo:keep-together="auto">
        <style:background-image/>
      </style:table-row-properties>
    </style:style>
    <style:style style:name="Table4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4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4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4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4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41" style:family="table">
      <style:table-properties style:width="2.309in" fo:margin-top="0in" fo:margin-bottom="0in" table:align="left" style:may-break-between-rows="false" style:writing-mode="lr-tb"/>
    </style:style>
    <style:style style:name="Table41.A" style:family="table-column">
      <style:table-column-properties style:column-width="0.434in"/>
    </style:style>
    <style:style style:name="Table41.B" style:family="table-column">
      <style:table-column-properties style:column-width="1.875in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1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1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1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18.A" style:family="table-column">
      <style:table-column-properties style:column-width="0.2521in"/>
    </style:style>
    <style:style style:name="Table18.B" style:family="table-column">
      <style:table-column-properties style:column-width="0.625in"/>
    </style:style>
    <style:style style:name="Table18.D" style:family="table-column">
      <style:table-column-properties style:column-width="0.8979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8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8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8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8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8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19.A" style:family="table-column">
      <style:table-column-properties style:column-width="0.6243in"/>
    </style:style>
    <style:style style:name="Table19.B" style:family="table-column">
      <style:table-column-properties style:column-width="1.6257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9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9.4" style:family="table-row">
      <style:table-row-properties fo:background-color="transparent" fo:keep-together="auto">
        <style:background-image/>
      </style:table-row-properties>
    </style:style>
    <style:style style:name="Table19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A1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9.B1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51" style:family="table">
      <style:table-properties style:width="1.6903in" fo:margin-top="0in" fo:margin-bottom="0.0799in" table:align="center" style:may-break-between-rows="false" style:writing-mode="lr-tb"/>
    </style:style>
    <style:style style:name="Table51.A" style:family="table-column">
      <style:table-column-properties style:column-width="0.9396in"/>
    </style:style>
    <style:style style:name="Table51.B" style:family="table-column">
      <style:table-column-properties style:column-width="0.7507in"/>
    </style:style>
    <style:style style:name="Table5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6" style:family="table">
      <style:table-properties style:width="3.6583in" fo:margin-left="-0.0083in" fo:margin-top="0in" fo:margin-bottom="0.0799in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6" style:family="table-row">
      <style:table-row-properties style:min-row-height="0.459in" fo:keep-together="auto"/>
    </style:style>
    <style:style style:name="Table36.7" style:family="table-row">
      <style:table-row-properties style:min-row-height="0.1931in" fo:keep-together="auto"/>
    </style:style>
    <style:style style:name="Table3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8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8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8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9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language="en" fo:country="US" officeooo:paragraph-rsid="00e5c058"/>
    </style:style>
    <style:style style:name="P4" style:family="paragraph" style:parent-style-name="Heading_20_2">
      <style:text-properties fo:language="en" fo:country="US" officeooo:paragraph-rsid="00e5c058"/>
    </style:style>
    <style:style style:name="P5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6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7" style:family="paragraph" style:parent-style-name="Exalted">
      <style:paragraph-properties fo:margin-top="0in" fo:margin-bottom="0.0402in" style:contextual-spacing="false"/>
      <style:text-properties fo:language="en" fo:country="US" officeooo:rsid="010ea41f" officeooo:paragraph-rsid="010ea41f" style:language-asian="zh" style:country-asian="CN" style:language-complex="hi" style:country-complex="IN"/>
    </style:style>
    <style:style style:name="P8" style:family="paragraph" style:parent-style-name="Exalted">
      <style:text-properties fo:language="en" fo:country="US" officeooo:paragraph-rsid="00edf4a6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paragraph-rsid="00ef1911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0ef1911"/>
    </style:style>
    <style:style style:name="P11" style:family="paragraph" style:parent-style-name="Table_20_Heading">
      <style:paragraph-properties fo:margin-top="0.0402in" fo:margin-bottom="0.0799in" style:contextual-spacing="false" fo:orphans="0" fo:widows="0"/>
      <style:text-properties fo:language="en" fo:country="US" officeooo:paragraph-rsid="00ef1911"/>
    </style:style>
    <style:style style:name="P12" style:family="paragraph" style:parent-style-name="Table_20_Heading">
      <style:paragraph-properties fo:margin-top="0.0402in" fo:margin-bottom="0.0799in" style:contextual-spacing="false" fo:orphans="0" fo:widows="0" fo:keep-with-next="always"/>
      <style:text-properties fo:language="en" fo:country="US" officeooo:paragraph-rsid="00ef1911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7e68fe" officeooo:paragraph-rsid="00ef1911"/>
    </style:style>
    <style:style style:name="P1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800e5b" officeooo:paragraph-rsid="00ef1911"/>
    </style:style>
    <style:style style:name="P1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0800e5b" officeooo:paragraph-rsid="00ef1911"/>
    </style:style>
    <style:style style:name="P1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language="en" fo:country="US" officeooo:paragraph-rsid="00edf4a6"/>
    </style:style>
    <style:style style:name="P1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language="en" fo:country="US" officeooo:paragraph-rsid="00ef1911"/>
    </style:style>
    <style:style style:name="P18" style:family="paragraph" style:parent-style-name="Table_20_Heading">
      <style:text-properties fo:language="en" fo:country="US" officeooo:rsid="00c2d379" officeooo:paragraph-rsid="00edf4a6"/>
    </style:style>
    <style:style style:name="P1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language="en" fo:country="US" officeooo:rsid="00e07abb" officeooo:paragraph-rsid="00ef1911"/>
    </style:style>
    <style:style style:name="P20" style:family="paragraph" style:parent-style-name="Exalted">
      <style:text-properties fo:language="en" fo:country="US" fo:font-weight="normal" officeooo:rsid="00edf4a6" officeooo:paragraph-rsid="00ef1911" style:font-weight-asian="normal" style:font-weight-complex="normal"/>
    </style:style>
    <style:style style:name="P2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fo:font-weight="bold" officeooo:rsid="00e17880" officeooo:paragraph-rsid="00ef1911" style:font-weight-asian="bold" style:font-weight-complex="bold"/>
    </style:style>
    <style:style style:name="P22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d2cde8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3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4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5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6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8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3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3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3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33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0ef1911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34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35" style:family="paragraph" style:parent-style-name="Exalted">
      <style:text-properties style:use-window-font-color="true" loext:opacity="0%" style:font-name="Times New Roman1" fo:font-size="9pt" fo:language="en" fo:country="none" fo:font-weight="normal" officeooo:rsid="01004465" officeooo:paragraph-rsid="01004465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36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3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paragraph-rsid="00edf4a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0e07abb" officeooo:paragraph-rsid="00ef191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07e68fe" officeooo:paragraph-rsid="00ef191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0800e5b" officeooo:paragraph-rsid="00ef191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1" style:family="paragraph" style:parent-style-name="Table_20_Contents">
      <style:text-properties style:use-window-font-color="true" loext:opacity="0%" style:font-name="Times New Roman1" fo:font-size="10pt" fo:language="en" fo:country="US" officeooo:rsid="0099f21c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normal" officeooo:paragraph-rsid="00edf4a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43" style:family="paragraph" style:parent-style-name="Table_20_Contents">
      <style:text-properties style:use-window-font-color="true" loext:opacity="0%" style:font-name="Times New Roman1" fo:font-size="10pt" fo:language="en" fo:country="none" officeooo:rsid="00616d90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46" style:family="paragraph" style:parent-style-name="Table_20_Contents">
      <style:text-properties style:use-window-font-color="true" loext:opacity="0%" style:font-name="Times New Roman1" fo:font-size="10pt" officeooo:rsid="005f7de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7" style:family="paragraph" style:parent-style-name="Table_20_Contents">
      <style:text-properties style:use-window-font-color="true" loext:opacity="0%" style:font-name="Times New Roman1" fo:font-size="10pt" officeooo:rsid="012775d3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8" style:family="paragraph" style:parent-style-name="Table_20_Contents">
      <style:text-properties style:use-window-font-color="true" loext:opacity="0%" style:font-name="Times New Roman1" fo:font-size="10pt" officeooo:rsid="01292e69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9" style:family="paragraph" style:parent-style-name="Table_20_Contents">
      <style:text-properties style:use-window-font-color="true" loext:opacity="0%" style:font-name="Times New Roman1" fo:font-size="10pt" officeooo:rsid="00610a67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0" style:family="paragraph" style:parent-style-name="Table_20_Contents">
      <style:text-properties style:use-window-font-color="true" loext:opacity="0%" style:font-name="Times New Roman1" fo:font-size="10pt" officeooo:rsid="0047e97d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1" style:family="paragraph" style:parent-style-name="Table_20_Contents">
      <style:text-properties style:use-window-font-color="true" loext:opacity="0%" style:font-name="Times New Roman1" fo:font-size="10pt" officeooo:rsid="0062bc04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2" style:family="paragraph" style:parent-style-name="Table_20_Contents">
      <style:text-properties style:use-window-font-color="true" loext:opacity="0%" style:font-name="Times New Roman1" fo:font-size="10pt" officeooo:rsid="0066396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3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4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6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5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58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59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fo:font-weight="bold" officeooo:paragraph-rsid="00edf4a6" style:font-weight-asian="bold" style:font-weight-complex="bold"/>
    </style:style>
    <style:style style:name="P61" style:family="paragraph" style:parent-style-name="Exalted">
      <style:text-properties officeooo:rsid="00d2cde8" officeooo:paragraph-rsid="00d2cde8"/>
    </style:style>
    <style:style style:name="P62" style:family="paragraph" style:parent-style-name="Exalted">
      <style:text-properties officeooo:rsid="00653529" officeooo:paragraph-rsid="00e5c058"/>
    </style:style>
    <style:style style:name="P63" style:family="paragraph" style:parent-style-name="Exalted">
      <style:text-properties officeooo:rsid="0065dad5" officeooo:paragraph-rsid="00d7b155"/>
    </style:style>
    <style:style style:name="P64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0e09cc5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0e09cc5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03d2192" officeooo:paragraph-rsid="00ecea3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paragraph-rsid="00ecea3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0331586" officeooo:paragraph-rsid="00ecea3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0f6f5b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paragraph-rsid="00ecea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0331586" officeooo:paragraph-rsid="00ecea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0f6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10pt" fo:language="en" fo:country="US" fo:font-style="normal" fo:text-shadow="none" style:text-underline-style="none" fo:font-weight="bold" officeooo:paragraph-rsid="00ef1911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Exalted">
      <style:text-properties officeooo:rsid="00e49ee9" officeooo:paragraph-rsid="00e5c058"/>
    </style:style>
    <style:style style:name="P80" style:family="paragraph" style:parent-style-name="Heading_20_2">
      <style:text-properties officeooo:rsid="00e49ee9" officeooo:paragraph-rsid="00e5c058"/>
    </style:style>
    <style:style style:name="P81" style:family="paragraph" style:parent-style-name="Exalted">
      <style:text-properties officeooo:rsid="00e738db" officeooo:paragraph-rsid="00e738db"/>
    </style:style>
    <style:style style:name="P82" style:family="paragraph" style:parent-style-name="Exalted">
      <style:text-properties officeooo:rsid="00e8ff6d" officeooo:paragraph-rsid="00e8ff6d"/>
    </style:style>
    <style:style style:name="P83" style:family="paragraph" style:parent-style-name="Exalted">
      <style:text-properties officeooo:paragraph-rsid="00eb33f5"/>
    </style:style>
    <style:style style:name="P84" style:family="paragraph" style:parent-style-name="Exalted">
      <style:text-properties officeooo:rsid="00ecea33" officeooo:paragraph-rsid="00ecea33"/>
    </style:style>
    <style:style style:name="P85" style:family="paragraph" style:parent-style-name="Exalted">
      <style:text-properties officeooo:rsid="00edf4a6" officeooo:paragraph-rsid="00edf4a6"/>
    </style:style>
    <style:style style:name="P86" style:family="paragraph" style:parent-style-name="Exalted">
      <style:text-properties officeooo:paragraph-rsid="00edf4a6"/>
    </style:style>
    <style:style style:name="P87" style:family="paragraph" style:parent-style-name="Exalted">
      <style:text-properties officeooo:paragraph-rsid="00ef1911"/>
    </style:style>
    <style:style style:name="P88" style:family="paragraph" style:parent-style-name="Exalted">
      <style:text-properties style:language-asian="zh" style:country-asian="CN" style:language-complex="hi" style:country-complex="IN"/>
    </style:style>
    <style:style style:name="P89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90" style:family="paragraph" style:parent-style-name="Heading_20_2">
      <style:text-properties officeooo:paragraph-rsid="00f6f5b9" style:language-asian="zh" style:country-asian="CN" style:language-complex="hi" style:country-complex="IN"/>
    </style:style>
    <style:style style:name="P91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92" style:family="paragraph" style:parent-style-name="Standard">
      <style:text-properties officeooo:paragraph-rsid="00f6f5b9"/>
    </style:style>
    <style:style style:name="P93" style:family="paragraph" style:parent-style-name="Table_20_Contents">
      <style:text-properties officeooo:paragraph-rsid="00f6f5b9"/>
    </style:style>
    <style:style style:name="P94" style:family="paragraph" style:parent-style-name="Table_20_Heading">
      <style:text-properties officeooo:paragraph-rsid="00f6f5b9"/>
    </style:style>
    <style:style style:name="P95" style:family="paragraph" style:parent-style-name="Exalted">
      <style:text-properties officeooo:rsid="00f6f5b9" officeooo:paragraph-rsid="00f6f5b9"/>
    </style:style>
    <style:style style:name="P96" style:family="paragraph" style:parent-style-name="Exalted">
      <style:text-properties officeooo:rsid="00f7438a" officeooo:paragraph-rsid="00f7438a"/>
    </style:style>
    <style:style style:name="P97" style:family="paragraph" style:parent-style-name="Exalted">
      <style:text-properties officeooo:rsid="00f8cefd" officeooo:paragraph-rsid="00f8cefd"/>
    </style:style>
    <style:style style:name="P98" style:family="paragraph" style:parent-style-name="Heading_20_2">
      <style:text-properties officeooo:rsid="00f8cefd" officeooo:paragraph-rsid="00f8cefd"/>
    </style:style>
    <style:style style:name="P99" style:family="paragraph" style:parent-style-name="Exalted">
      <style:text-properties officeooo:rsid="00f8d48a" officeooo:paragraph-rsid="00f8d48a"/>
    </style:style>
    <style:style style:name="P100" style:family="paragraph" style:parent-style-name="Heading_20_2">
      <style:text-properties officeooo:rsid="00f8d48a" officeooo:paragraph-rsid="00f8d48a"/>
    </style:style>
    <style:style style:name="P101" style:family="paragraph" style:parent-style-name="Exalted">
      <style:text-properties officeooo:rsid="00fbd398" officeooo:paragraph-rsid="00fbd398"/>
    </style:style>
    <style:style style:name="P102" style:family="paragraph" style:parent-style-name="Heading_20_1">
      <style:paragraph-properties fo:text-align="center" style:justify-single-word="false"/>
    </style:style>
    <style:style style:name="P10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04" style:family="paragraph" style:parent-style-name="Heading_20_2">
      <style:paragraph-properties fo:break-before="column"/>
      <style:text-properties officeooo:rsid="00d7b155" officeooo:paragraph-rsid="00e5c058"/>
    </style:style>
    <style:style style:name="P105" style:family="paragraph" style:parent-style-name="Heading_20_2">
      <style:text-properties officeooo:rsid="00e47f0e" officeooo:paragraph-rsid="00e47f0e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Heading_20_2">
      <style:text-properties officeooo:paragraph-rsid="00ecea33"/>
    </style:style>
    <style:style style:name="P108" style:family="paragraph" style:parent-style-name="Heading_20_2">
      <style:paragraph-properties fo:break-before="column"/>
      <style:text-properties officeooo:paragraph-rsid="00ecea33"/>
    </style:style>
    <style:style style:name="P109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0fbd398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1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12" style:family="paragraph" style:parent-style-name="Table_20_Heading">
      <style:paragraph-properties fo:margin-top="0.0402in" fo:margin-bottom="0.0799in" style:contextual-spacing="false" fo:orphans="0" fo:widows="0"/>
      <style:text-properties officeooo:paragraph-rsid="00ef1911"/>
    </style:style>
    <style:style style:name="P1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14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1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1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e5ae6a" officeooo:paragraph-rsid="00fbd398"/>
    </style:style>
    <style:style style:name="P117" style:family="paragraph" style:parent-style-name="Exalted">
      <style:text-properties fo:font-style="normal" officeooo:rsid="00edf4a6" officeooo:paragraph-rsid="00edf4a6" style:font-style-asian="normal" style:font-style-complex="normal"/>
    </style:style>
    <style:style style:name="P118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19" style:family="paragraph" style:parent-style-name="Exalted">
      <style:text-properties officeooo:rsid="010888ea" officeooo:paragraph-rsid="010888ea"/>
    </style:style>
    <style:style style:name="P120" style:family="paragraph" style:parent-style-name="Exalted">
      <style:text-properties officeooo:rsid="010cba15" officeooo:paragraph-rsid="010cba15"/>
    </style:style>
    <style:style style:name="P121" style:family="paragraph" style:parent-style-name="Exalted">
      <style:text-properties officeooo:rsid="010df1f5" officeooo:paragraph-rsid="010df1f5"/>
    </style:style>
    <style:style style:name="P122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0e5c058" style:language-asian="zh" style:country-asian="CN" style:language-complex="hi" style:country-complex="IN"/>
    </style:style>
    <style:style style:name="P123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24" style:family="paragraph" style:parent-style-name="Exalted" style:list-style-name="Exalt_20_Dot">
      <style:paragraph-properties fo:margin-top="0in" fo:margin-bottom="0.0008in" style:contextual-spacing="false"/>
      <style:text-properties fo:language="en" fo:country="US" fo:font-weight="normal" officeooo:rsid="02bc01cf" officeooo:paragraph-rsid="00edf4a6" style:font-weight-asian="normal" style:font-weight-complex="normal"/>
    </style:style>
    <style:style style:name="P125" style:family="paragraph" style:parent-style-name="Exalted" style:list-style-name="Exalt_20_Dot"/>
    <style:style style:name="P126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27" style:family="paragraph" style:parent-style-name="Exalted">
      <style:text-properties style:use-window-font-color="true" loext:opacity="0%" style:font-name="Times New Roman1" fo:font-size="9pt" officeooo:rsid="01095fb9" officeooo:paragraph-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28" style:family="paragraph" style:parent-style-name="Exalted" style:list-style-name="Exalt_20_Dot">
      <style:text-properties officeooo:rsid="00496225" officeooo:paragraph-rsid="00efd567"/>
    </style:style>
    <style:style style:name="P129" style:family="paragraph" style:parent-style-name="Exalted" style:list-style-name="Exalt_20_Dot">
      <style:text-properties fo:font-weight="bold" officeooo:rsid="00496225" officeooo:paragraph-rsid="00efd567" style:font-weight-asian="bold" style:font-weight-complex="bold"/>
    </style:style>
    <style:style style:name="P130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31" style:family="paragraph" style:parent-style-name="Exalted" style:list-style-name="Exalt_20_Dot">
      <style:text-properties fo:font-weight="bold" officeooo:rsid="00496225" officeooo:paragraph-rsid="00efd567"/>
    </style:style>
    <style:style style:name="P132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33" style:family="paragraph" style:parent-style-name="Exalted">
      <style:text-properties fo:font-weight="normal" officeooo:rsid="00edf4a6" officeooo:paragraph-rsid="01106423" style:font-weight-asian="normal" style:font-weight-complex="normal"/>
    </style:style>
    <style:style style:name="P134" style:family="paragraph" style:parent-style-name="Exalted" style:list-style-name="Exalt_20_Dot">
      <style:paragraph-properties fo:margin-top="0in" fo:margin-bottom="0.0008in" style:contextual-spacing="false"/>
      <style:text-properties officeooo:rsid="02bc01cf" officeooo:paragraph-rsid="00edf4a6"/>
    </style:style>
    <style:style style:name="P135" style:family="paragraph" style:parent-style-name="Exalted" style:list-style-name="Exalt_20_Dot">
      <style:text-properties style:language-asian="zh" style:country-asian="CN" style:language-complex="hi" style:country-complex="IN"/>
    </style:style>
    <style:style style:name="P136" style:family="paragraph" style:parent-style-name="Exalted" style:list-style-name="Exalt_20_Dot">
      <style:text-properties officeooo:rsid="00fbd398" officeooo:paragraph-rsid="00fbd398"/>
    </style:style>
    <style:style style:name="P137" style:family="paragraph" style:parent-style-name="Heading_20_3">
      <style:text-properties officeooo:paragraph-rsid="00d2cde8"/>
    </style:style>
    <style:style style:name="P138" style:family="paragraph" style:parent-style-name="Heading_20_3">
      <style:text-properties officeooo:paragraph-rsid="00d7b155"/>
    </style:style>
    <style:style style:name="P139" style:family="paragraph" style:parent-style-name="Heading_20_3">
      <style:text-properties fo:font-variant="small-caps" fo:color="#111111" loext:opacity="100%" style:text-outline="false" style:font-name="Mercury Text G2 Semibold1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0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1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2" style:family="paragraph" style:parent-style-name="Heading_20_3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cea33" officeooo:paragraph-rsid="00ecea33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43" style:family="paragraph" style:parent-style-name="Heading_20_3">
      <style:text-properties officeooo:rsid="0071c896" officeooo:paragraph-rsid="00e2ea68"/>
    </style:style>
    <style:style style:name="P144" style:family="paragraph" style:parent-style-name="Heading_20_3">
      <style:text-properties officeooo:paragraph-rsid="00e5c058"/>
    </style:style>
    <style:style style:name="P145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46" style:family="paragraph" style:parent-style-name="Heading_20_3">
      <style:text-properties officeooo:rsid="00d4bac8" officeooo:paragraph-rsid="00e5c058"/>
    </style:style>
    <style:style style:name="P147" style:family="paragraph" style:parent-style-name="Heading_20_3">
      <style:text-properties officeooo:rsid="00e8ff6d" officeooo:paragraph-rsid="00e8ff6d"/>
    </style:style>
    <style:style style:name="P148" style:family="paragraph" style:parent-style-name="Heading_20_3">
      <style:text-properties officeooo:rsid="00e738db" officeooo:paragraph-rsid="00e738db"/>
    </style:style>
    <style:style style:name="P149" style:family="paragraph" style:parent-style-name="Heading_20_3">
      <style:text-properties officeooo:rsid="00ecea33" officeooo:paragraph-rsid="00ecea33"/>
    </style:style>
    <style:style style:name="P150" style:family="paragraph" style:parent-style-name="Heading_20_3">
      <style:text-properties officeooo:paragraph-rsid="01106423"/>
    </style:style>
    <style:style style:name="P151" style:family="paragraph" style:parent-style-name="Heading_20_3">
      <style:text-properties officeooo:rsid="00edf4a6" officeooo:paragraph-rsid="00edf4a6"/>
    </style:style>
    <style:style style:name="P152" style:family="paragraph" style:parent-style-name="Heading_20_3">
      <style:text-properties officeooo:paragraph-rsid="00ef1911"/>
    </style:style>
    <style:style style:name="P153" style:family="paragraph" style:parent-style-name="Heading_20_3">
      <style:text-properties officeooo:rsid="00f6f5b9" officeooo:paragraph-rsid="00f6f5b9"/>
    </style:style>
    <style:style style:name="T1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0efd567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5" style:family="text">
      <style:text-properties style:use-window-font-color="true" loext:opacity="0%" style:font-name="Times New Roman1" fo:font-size="9pt" fo:font-weight="normal" officeooo:rsid="00edf4a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6" style:family="text">
      <style:text-properties style:use-window-font-color="true" loext:opacity="0%" style:font-name="Times New Roman1" fo:font-size="9pt" fo:font-weight="normal" officeooo:rsid="00efd56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7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8" style:family="text">
      <style:text-properties style:use-window-font-color="true" loext:opacity="0%" style:font-name="Times New Roman1" fo:font-size="9pt" fo:font-weight="normal" officeooo:rsid="010df1f5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9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1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2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3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14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15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16" style:family="text">
      <style:text-properties style:use-window-font-color="true" loext:opacity="0%" style:font-name="Times New Roman1" fo:font-size="9pt" fo:font-weight="bold" officeooo:rsid="00edf4a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17" style:family="text">
      <style:text-properties style:use-window-font-color="true" loext:opacity="0%" style:font-name="Times New Roman1" fo:font-size="9pt" fo:font-weight="bold" officeooo:rsid="00f28ea1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18" style:family="text">
      <style:text-properties style:use-window-font-color="true" loext:opacity="0%" style:font-name="Times New Roman1" fo:font-size="9pt" fo:font-weight="bold" officeooo:rsid="010df1f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19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0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1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2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3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4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5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6" style:family="text">
      <style:text-properties style:use-window-font-color="true" loext:opacity="0%" style:font-name="Times New Roman1" fo:font-size="10pt" fo:language="en" fo:country="none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loext:opacity="0%" style:font-name="Times New Roman1" fo:font-size="10pt" fo:language="en" fo:country="none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loext:opacity="0%" style:font-name="Times New Roman1" fo:font-size="10pt" officeooo:rsid="00e399a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9" style:family="text">
      <style:text-properties style:use-window-font-color="true" loext:opacity="0%" style:font-name="Times New Roman1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0" style:family="text">
      <style:text-properties style:use-window-font-color="true" loext:opacity="0%" style:font-name="Times New Roman1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font-name="Times New Roman1" fo:font-size="10pt" fo:font-weight="bold" officeooo:rsid="017731fd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32" style:family="text">
      <style:text-properties style:use-window-font-color="true" loext:opacity="0%" style:font-name="Times New Roman1" fo:font-size="10pt" fo:font-style="italic" officeooo:rsid="00e399a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33" style:family="text">
      <style:text-properties style:use-window-font-color="true" loext:opacity="0%" style:font-name="Times New Roman1" fo:font-size="10pt" fo:font-style="normal" officeooo:rsid="00e399a3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34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35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36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37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38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39" style:family="text">
      <style:text-properties fo:color="#0b5394" loext:opacity="100%" style:font-name="Envision Roman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dcdf79" style:font-weight-asian="bold" style:font-weight-complex="bold"/>
    </style:style>
    <style:style style:name="T43" style:family="text">
      <style:text-properties fo:font-weight="bold" officeooo:rsid="00edf4a6" style:font-weight-asian="bold" style:font-weight-complex="bold"/>
    </style:style>
    <style:style style:name="T44" style:family="text">
      <style:text-properties fo:font-weight="bold" officeooo:rsid="02ba3637" style:font-weight-asian="bold" style:font-weight-complex="bold"/>
    </style:style>
    <style:style style:name="T45" style:family="text">
      <style:text-properties fo:font-weight="bold" officeooo:rsid="02800c65" style:language-asian="zh" style:country-asian="CN" style:font-weight-asian="bold" style:language-complex="hi" style:country-complex="IN" style:font-weight-complex="bold"/>
    </style:style>
    <style:style style:name="T46" style:family="text">
      <style:text-properties fo:font-weight="bold" officeooo:rsid="0281433e" style:language-asian="zh" style:country-asian="CN" style:font-weight-asian="bold" style:language-complex="hi" style:country-complex="IN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44db71" style:font-weight-asian="normal" style:font-weight-complex="normal"/>
    </style:style>
    <style:style style:name="T49" style:family="text">
      <style:text-properties fo:font-weight="normal" officeooo:rsid="00dcaa00" style:font-weight-asian="normal" style:font-weight-complex="normal"/>
    </style:style>
    <style:style style:name="T50" style:family="text">
      <style:text-properties fo:font-weight="normal" officeooo:rsid="00dcdf79" style:font-weight-asian="normal" style:font-weight-complex="normal"/>
    </style:style>
    <style:style style:name="T51" style:family="text">
      <style:text-properties fo:font-weight="normal" officeooo:rsid="00edf4a6" style:font-weight-asian="normal" style:font-weight-complex="normal"/>
    </style:style>
    <style:style style:name="T52" style:family="text">
      <style:text-properties fo:font-weight="normal" officeooo:rsid="02ba6d58" style:font-weight-asian="normal" style:font-weight-complex="normal"/>
    </style:style>
    <style:style style:name="T53" style:family="text">
      <style:text-properties fo:font-weight="normal" officeooo:rsid="017731fd" style:font-weight-asian="normal" style:font-weight-complex="normal"/>
    </style:style>
    <style:style style:name="T54" style:family="text">
      <style:text-properties fo:font-weight="normal" officeooo:rsid="00ef1911" style:font-weight-asian="normal" style:font-weight-complex="normal"/>
    </style:style>
    <style:style style:name="T55" style:family="text">
      <style:text-properties fo:font-weight="normal" officeooo:rsid="00fac81b" style:font-weight-asian="normal" style:font-weight-complex="normal"/>
    </style:style>
    <style:style style:name="T56" style:family="text">
      <style:text-properties fo:font-weight="normal" officeooo:rsid="01048a43" style:font-weight-asian="normal" style:font-weight-complex="normal"/>
    </style:style>
    <style:style style:name="T57" style:family="text">
      <style:text-properties fo:font-weight="normal" officeooo:rsid="010d8357" style:font-weight-asian="normal" style:font-weight-complex="normal"/>
    </style:style>
    <style:style style:name="T58" style:family="text">
      <style:text-properties fo:font-weight="normal" officeooo:rsid="02800c65" style:language-asian="zh" style:country-asian="CN" style:font-weight-asian="normal" style:language-complex="hi" style:country-complex="IN" style:font-weight-complex="normal"/>
    </style:style>
    <style:style style:name="T59" style:family="text">
      <style:text-properties officeooo:rsid="004a9fef"/>
    </style:style>
    <style:style style:name="T60" style:family="text">
      <style:text-properties fo:font-style="italic" style:font-style-asian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edf4a6" style:font-style-asian="italic" style:font-style-complex="italic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66" style:family="text">
      <style:text-properties style:font-weight-asian="bold" style:font-weight-complex="bold"/>
    </style:style>
    <style:style style:name="T67" style:family="text">
      <style:text-properties officeooo:rsid="009ad6ab"/>
    </style:style>
    <style:style style:name="T68" style:family="text">
      <style:text-properties officeooo:rsid="00a5597e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edf4a6"/>
    </style:style>
    <style:style style:name="T71" style:family="text">
      <style:text-properties fo:language="en" fo:country="US" officeooo:rsid="00be218d"/>
    </style:style>
    <style:style style:name="T72" style:family="text">
      <style:text-properties officeooo:rsid="01275f42"/>
    </style:style>
    <style:style style:name="T73" style:family="text">
      <style:text-properties officeooo:rsid="0105d8d8"/>
    </style:style>
    <style:style style:name="T74" style:family="text">
      <style:text-properties officeooo:rsid="0145b949"/>
    </style:style>
    <style:style style:name="T75" style:family="text">
      <style:text-properties officeooo:rsid="0258af07"/>
    </style:style>
    <style:style style:name="T76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77" style:family="text">
      <style:text-properties style:language-asian="zh" style:country-asian="CN" style:language-complex="hi" style:country-complex="IN"/>
    </style:style>
    <style:style style:name="T78" style:family="text">
      <style:text-properties officeooo:rsid="007e9d86"/>
    </style:style>
    <style:style style:name="T79" style:family="text">
      <style:text-properties officeooo:rsid="00e19038"/>
    </style:style>
    <style:style style:name="T80" style:family="text">
      <style:text-properties officeooo:rsid="00acb1df"/>
    </style:style>
    <style:style style:name="T81" style:family="text">
      <style:text-properties officeooo:rsid="00e5c058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edf4a6" style:font-style-asian="normal" style:font-style-complex="normal"/>
    </style:style>
    <style:style style:name="T84" style:family="text">
      <style:text-properties officeooo:rsid="00edf4a6"/>
    </style:style>
    <style:style style:name="T85" style:family="text">
      <style:text-properties officeooo:rsid="00c6c3d4"/>
    </style:style>
    <style:style style:name="T86" style:family="text">
      <style:text-properties officeooo:rsid="01885d0b"/>
    </style:style>
    <style:style style:name="T87" style:family="text">
      <style:text-properties officeooo:rsid="00cc6290"/>
    </style:style>
    <style:style style:name="T88" style:family="text">
      <style:text-properties officeooo:rsid="0178857f"/>
    </style:style>
    <style:style style:name="T89" style:family="text">
      <style:text-properties officeooo:rsid="00c67bb3"/>
    </style:style>
    <style:style style:name="T90" style:family="text">
      <style:text-properties officeooo:rsid="01794078"/>
    </style:style>
    <style:style style:name="T91" style:family="text">
      <style:text-properties officeooo:rsid="017731fd"/>
    </style:style>
    <style:style style:name="T92" style:family="text">
      <style:text-properties officeooo:rsid="00d04610"/>
    </style:style>
    <style:style style:name="T93" style:family="text">
      <style:text-properties officeooo:rsid="00ef1911"/>
    </style:style>
    <style:style style:name="T94" style:family="text">
      <style:text-properties officeooo:rsid="028cd9a7"/>
    </style:style>
    <style:style style:name="T95" style:family="text">
      <style:text-properties fo:language="en" fo:country="none" style:language-asian="zh" style:country-asian="CN" style:language-complex="hi" style:country-complex="IN"/>
    </style:style>
    <style:style style:name="T96" style:family="text">
      <style:text-properties officeooo:rsid="005f7de5"/>
    </style:style>
    <style:style style:name="T97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8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9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0" style:family="text">
      <style:text-properties officeooo:rsid="0286ded3"/>
    </style:style>
    <style:style style:name="T101" style:family="text">
      <style:text-properties officeooo:rsid="00610a67"/>
    </style:style>
    <style:style style:name="T102" style:family="text">
      <style:text-properties officeooo:rsid="00bc3a2f"/>
    </style:style>
    <style:style style:name="T103" style:family="text">
      <style:text-properties officeooo:rsid="01f86938"/>
    </style:style>
    <style:style style:name="T104" style:family="text">
      <style:text-properties officeooo:rsid="0096ed6c"/>
    </style:style>
    <style:style style:name="T105" style:family="text">
      <style:text-properties officeooo:rsid="00616d90"/>
    </style:style>
    <style:style style:name="T106" style:family="text">
      <style:text-properties officeooo:rsid="00970e7a"/>
    </style:style>
    <style:style style:name="T107" style:family="text">
      <style:text-properties officeooo:rsid="0097cb0b"/>
    </style:style>
    <style:style style:name="T108" style:family="text">
      <style:text-properties officeooo:rsid="0062bc04"/>
    </style:style>
    <style:style style:name="T109" style:family="text">
      <style:text-properties officeooo:rsid="0207dae6"/>
    </style:style>
    <style:style style:name="T110" style:family="text">
      <style:text-properties officeooo:rsid="020bc67b"/>
    </style:style>
    <style:style style:name="T111" style:family="text">
      <style:text-properties officeooo:rsid="00f6f5b9"/>
    </style:style>
    <style:style style:name="T112" style:family="text">
      <style:text-properties officeooo:rsid="00714c55"/>
    </style:style>
    <style:style style:name="T113" style:family="text">
      <style:text-properties officeooo:rsid="023e30b7"/>
    </style:style>
    <style:style style:name="T114" style:family="text">
      <style:text-properties officeooo:rsid="0024f4eb"/>
    </style:style>
    <style:style style:name="T115" style:family="text">
      <style:text-properties officeooo:rsid="01e6db7c"/>
    </style:style>
    <style:style style:name="T116" style:family="text">
      <style:text-properties officeooo:rsid="00fe497a"/>
    </style:style>
    <style:style style:name="T117" style:family="text">
      <style:text-properties fo:font-size="9pt" style:font-size-asian="9pt" style:font-size-complex="9pt"/>
    </style:style>
    <style:style style:name="T118" style:family="text">
      <style:text-properties fo:font-size="9pt" officeooo:rsid="0100f568" style:font-size-asian="9pt" style:font-size-complex="9pt"/>
    </style:style>
    <style:style style:name="T119" style:family="text">
      <style:text-properties officeooo:rsid="0102a9d2"/>
    </style:style>
    <style:style style:name="T120" style:family="text">
      <style:text-properties officeooo:rsid="01048a43"/>
    </style:style>
    <style:style style:name="T121" style:family="text">
      <style:text-properties officeooo:rsid="0107e0a9"/>
    </style:style>
    <style:style style:name="T122" style:family="text">
      <style:text-properties officeooo:rsid="010b54b0"/>
    </style:style>
    <style:style style:name="T123" style:family="text">
      <style:text-properties officeooo:rsid="010bf986"/>
    </style:style>
    <style:style style:name="T124" style:family="text">
      <style:text-properties officeooo:rsid="0110bd74"/>
    </style:style>
    <style:style style:name="T125" style:family="text">
      <style:text-properties officeooo:rsid="0110edf4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neral</text:h>
      <text:section text:style-name="Sect1" text:name="TextSection">
        <text:h text:style-name="Heading_20_2" text:outline-level="2">Dice</text:h>
        <text:p text:style-name="P61">Combine together and roll <text:line-break/>(Attribute + Ability) d10s. <text:s/>The number of Successes must be greater or equal to the difficulty of the task.</text:p>
        <text:p text:style-name="P61">7+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32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57"/>
            </table:table-cell>
            <table:table-cell table:style-name="Table11.B2" office:value-type="string">
              <text:p text:style-name="P30"><text:span text:style-name="T72">Dice</text:span> </text:p>
            </table:table-cell>
            <table:table-cell table:style-name="Table11.C2" office:value-type="string">
              <text:p text:style-name="P31">Difficulty</text:p>
            </table:table-cell>
          </table:table-row>
          <table:table-row table:style-name="Table11.3">
            <table:table-cell table:style-name="Table11.A3" office:value-type="string">
              <text:p text:style-name="P28">Minor</text:p>
            </table:table-cell>
            <table:table-cell table:style-name="Table11.B3" office:value-type="string">
              <text:p text:style-name="P53">±<text:span text:style-name="T73">1</text:span></text:p>
            </table:table-cell>
            <table:table-cell table:style-name="Table11.C3" office:value-type="string">
              <text:p text:style-name="P53"><text:span text:style-name="T74">±</text:span><text:span text:style-name="T73">0</text:span></text:p>
            </table:table-cell>
          </table:table-row>
          <table:table-row table:style-name="Table11.4">
            <table:table-cell table:style-name="Table11.A4" office:value-type="string">
              <text:p text:style-name="P29">Moderate</text:p>
            </table:table-cell>
            <table:table-cell table:style-name="Table11.B4" office:value-type="string">
              <text:p text:style-name="P56"><text:s/><text:span text:style-name="T37">±</text:span><text:span text:style-name="T38">2</text:span></text:p>
            </table:table-cell>
            <table:table-cell table:style-name="Table11.C4" office:value-type="string">
              <text:p text:style-name="P56"><text:s/><text:span text:style-name="T37">±</text:span><text:span text:style-name="T38">1</text:span></text:p>
            </table:table-cell>
          </table:table-row>
          <table:table-row table:style-name="Table11.5">
            <table:table-cell table:style-name="Table11.A3" office:value-type="string">
              <text:p text:style-name="P29">Major</text:p>
            </table:table-cell>
            <table:table-cell table:style-name="Table11.B3" office:value-type="string">
              <text:p text:style-name="P53">±<text:span text:style-name="T75">4</text:span></text:p>
            </table:table-cell>
            <table:table-cell table:style-name="Table11.C3" office:value-type="string">
              <text:p text:style-name="P53">±<text:span text:style-name="T73">2</text:span></text:p>
            </table:table-cell>
          </table:table-row>
        </table:table>
        <text:h text:style-name="P137" text:outline-level="3">Stunting</text:h>
        <text:p text:style-name="P22">Cool descriptions of the scene—allows you to bend the rules of what is possible. Also may gain 2 Anima as a reward.</text:p>
        <text:h text:style-name="P138" text:outline-level="3">Excellency</text:h>
        <text:p text:style-name="P63">Each Exalt has their own Excellency, which may be performed <text:span text:style-name="T61">after</text:span> the roll is resolved. Doing so causes a gain in Limit.</text:p>
        <text:h text:style-name="P138" text:outline-level="3">Merits</text:h>
        <text:p text:style-name="P23">Merits confer a background fact of a character—something that is true about them and should be considered as part of the story.</text:p>
        <text:p text:style-name="P24"><text:span text:style-name="T67">An</text:span> (Attribute + Merit Rating) roll may be made, such as (Cha<text:span text:style-name="T68">risma</text:span> + Wealth) as an attempt to Bribe.</text:p>
        <text:h text:style-name="P4" text:outline-level="2">Strifes</text:h>
        <text:p text:style-name="P3">By stunting and spending <text:span text:style-name="T77">3 anima</text:span>, <text:span text:style-name="T77">you may perform and invent a narrative power.</text:span></text:p>
        <text:list xml:id="list166008510" text:style-name="Exalt_20_Dot">
          <text:list-item>
            <text:p text:style-name="P122">Mimic a charm you do not have.</text:p>
          </text:list-item>
          <text:list-item>
            <text:p text:style-name="P122">Reset limited-use powers.</text:p>
          </text:list-item>
          <text:list-item>
            <text:p text:style-name="P122">Make a narrative change to the world.</text:p>
          </text:list-item>
        </text:list>
        <text:h text:style-name="P80" text:outline-level="2">Limit</text:h>
        <text:p text:style-name="P79">Each Character has a character flaw, and their breaking point is measured in Limit. <text:s/>Gain Limit by:</text:p>
        <text:list xml:id="list195526880097825" text:continue-numbering="true" text:style-name="Exalt_20_Dot">
          <text:list-item>
            <text:p text:style-name="P126"><text:span text:style-name="T80">U</text:span>sing the Excellency</text:p>
          </text:list-item>
          <text:list-item>
            <text:p text:style-name="P126">Encountering their detailed flaw trigger.</text:p>
          </text:list-item>
          <text:list-item>
            <text:p text:style-name="P126">Working against their Intimacy.</text:p>
          </text:list-item>
        </text:list>
        <text:p text:style-name="P5"><text:line-break/>Break on 10 Limit, or <text:span text:style-name="T81">e</text:span>arly if encountering a particularly stressful situation. <text:line-break/><text:span text:style-name="T81">(Roll 1d10. If less than current limit, you break.)</text:span></text:p>
        <text:p text:style-name="P25"/>
        <text:h text:style-name="P89" text:outline-level="2">Essence</text:h>
        <text:p text:style-name="P27"><text:span text:style-name="T47">Exalts empower their activities with Motes, </text:span><text:span text:style-name="T49">which regain while resting at a rate of </text:span><text:span text:style-name="T42">1 per Hour</text:span><text:span text:style-name="T50"> or a </text:span><text:span text:style-name="T42">Full Pool </text:span><text:span text:style-name="T50">after a full night’s sleep.</text:span></text:p>
        <text:h text:style-name="P139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64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69">Critical Roll</text:p>
            </table:table-cell>
            <table:table-cell table:style-name="Table14.A2" office:value-type="string">
              <text:p text:style-name="P65"><text:span text:style-name="T121">1</text:span> Anima for a roll of 8 Successes or more. <text:s/><text:line-break/><text:span text:style-name="T78">If the roll is 12+, gain 4 Anima.</text:span></text:p>
            </table:table-cell>
          </table:table-row>
          <table:table-row table:style-name="Table14.1">
            <table:table-cell table:style-name="Table14.A3" office:value-type="string">
              <text:p text:style-name="P68">Stunt/Roleplay</text:p>
            </table:table-cell>
            <table:table-cell table:style-name="Table14.A3" office:value-type="string">
              <text:p text:style-name="P67">2 Anima for great stunts and/or roleplay.</text:p>
            </table:table-cell>
          </table:table-row>
          <table:table-row table:style-name="Table14.1">
            <table:table-cell table:style-name="Table14.A2" office:value-type="string">
              <text:p text:style-name="P70">Build Power</text:p>
            </table:table-cell>
            <table:table-cell table:style-name="Table14.A2" office:value-type="string">
              <text:p text:style-name="P66">1 Anima per 2 Successes. <text:span text:style-name="T124">(Or 1 per 5 min. in Narrative </text:span><text:span text:style-name="T125">Scope</text:span><text:span text:style-name="T124">.)</text:span> </text:p>
            </table:table-cell>
          </table:table-row>
        </table:table>
        <text:p text:style-name="P36">May Spend:</text:p>
        <text:list xml:id="list195527580883287" text:continue-numbering="true" text:style-name="Exalt_20_Dot">
          <text:list-item>
            <text:p text:style-name="P125">In place of motes: 1 Anima per 1 Mote</text:p>
          </text:list-item>
          <text:list-item>
            <text:p text:style-name="P125">Exalt/Caste Anima Abilities.</text:p>
          </text:list-item>
          <text:list-item>
            <text:p text:style-name="P125">Empowering more powerful Charms and Powers</text:p>
          </text:list-item>
          <text:list-item>
            <text:p text:style-name="P123">Fueling the Strife—their narrative power that expands past the rules.</text:p>
          </text:list-item>
        </text:list>
        <text:p text:style-name="P7">Anima dissipates on Rest.</text:p>
        <text:h text:style-name="P143" text:outline-level="3">Anima <text:span text:style-name="T79">Banner</text:span></text:h>
        <text:p text:style-name="P121"><text:span text:style-name="T2">T</text:span><text:span text:style-name="T1">he Anima Banner is an Aesthetic representation of the Exalt’s power.</text:span></text:p>
        <text:p text:style-name="P119"><text:span text:style-name="T2">W</text:span><text:span text:style-name="T1">hen using their powers, the Exalted is bathed in their power, </text:span><text:span text:style-name="T3">the crackling energies surrounding them and forming into a unique expression of their soul—the more power used, the greater and brighter they glow until their individual iconography is showing.</text:span></text:p>
        <text:p text:style-name="P127">The Exalt may consciously hide their Anima Banner, if needed, though it is still visible on their Spirit.</text:p>
        <text:h text:style-name="Heading_20_2" text:outline-level="2"><text:span text:style-name="T120">Power </text:span><text:span text:style-name="T59">Types</text:span></text:h>
        <text:list xml:id="list195527716268743" text:continue-numbering="true" text:style-name="Exalt_20_Dot">
          <text:list-item>
            <text:p text:style-name="P128"><text:span text:style-name="T41">Simple</text:span> – Consumes Action</text:p>
          </text:list-item>
          <text:list-item>
            <text:p text:style-name="P129">Supplemental<text:span text:style-name="T48"> – </text:span><text:span text:style-name="T7">Does not consume an action, but must be performed on the turn.</text:span></text:p>
          </text:list-item>
          <text:list-item>
            <text:p text:style-name="P129">Reflexive<text:span text:style-name="T47"> – </text:span><text:span text:style-name="T56">Is done in reaction to a specific condition. Does not consume an action.</text:span></text:p>
          </text:list-item>
          <text:list-item>
            <text:p text:style-name="P131"><text:span text:style-name="T4">Permanent</text:span><text:span text:style-name="T66"> –</text:span><text:span text:style-name="T47"> </text:span><text:span text:style-name="T6">Change to character sheet.</text:span></text:p>
          </text:list-item>
        </text:list>
        <text:h text:style-name="P104" text:outline-level="2">Special rolls</text:h>
        <text:h text:style-name="P144" text:outline-level="3">Teamwork</text:h>
        <text:p text:style-name="P62">By successfully performing an action, may <text:span text:style-name="T117">grant </text:span><text:span text:style-name="T118">+2 dice</text:span><text:span text:style-name="T117"> to another.</text:span></text:p>
        <text:p text:style-name="P58"><text:span text:style-name="T21">A</text:span><text:span text:style-name="T20">nother may help, but +4 dice is the maximum.</text:span></text:p>
        <text:h text:style-name="P145" text:outline-level="3">Group</text:h>
        <text:p text:style-name="P91">When rolling as a group, you may donate <text:span text:style-name="T119">extra</text:span> successes to another character: give up 2 successes to boost the target by 1.</text:p>
        <text:h text:style-name="P146" text:outline-level="3">Contested</text:h>
        <text:p text:style-name="P26">Each Character rolls their dice pool, with the larger roll winning. NPC’s should just take the average of their dice pool.</text:p>
        <text:h text:style-name="P105" text:outline-level="2">Special Actions</text:h>
        <text:h text:style-name="P147" text:outline-level="3">Influence Intimacy</text:h>
        <text:p text:style-name="P82">Create or suppress an Intimacy or Emotion in a character. This will fade after a couple of hours.</text:p>
        <text:p text:style-name="P82">Influence Emotions grant +/- 1 Resolve—a Moderate modifier.</text:p>
        <text:h text:style-name="P148" text:outline-level="3">Perform Task</text:h>
        <text:p text:style-name="P81">Command another character to perform a task for you. Success depends on the ask:</text:p>
        <text:list xml:id="list195527614534961" text:continue-numbering="true" text:style-name="Exalt_20_Dot">
          <text:list-item>
            <text:p text:style-name="P132"><text:span text:style-name="T19">Inconvenient: </text:span><text:span text:style-name="T34">Normal Roll</text:span></text:p>
          </text:list-item>
          <text:list-item>
            <text:p text:style-name="P132">Serious: <text:span text:style-name="T63">(+</text:span><text:span text:style-name="T64">2</text:span><text:span text:style-name="T63"> Resolve) </text:span><text:span text:style-name="T65">Must Leverage an Emotion or Intimacy to attempt.</text:span></text:p>
          </text:list-item>
          <text:list-item>
            <text:p text:style-name="P130"><text:span text:style-name="T14">Life Changing:</text:span><text:span text:style-name="T10"> </text:span><text:span text:style-name="T13">(+4 Resolve)Must Leverage an Intimacy.</text:span></text:p>
          </text:list-item>
        </text:list>
        <text:h text:style-name="P140" text:outline-level="3">Recall Fact</text:h>
        <text:p text:style-name="P6">Either ask the storyteller a question about the world, or introduce a (self-consistent) fact about the world yourself.</text:p>
        <text:h text:style-name="P141" text:outline-level="3">Read Intentions/Intimacy</text:h>
        <text:p text:style-name="P83"><text:span text:style-name="T9">When the target </text:span><text:span text:style-name="T11">does something</text:span><text:span text:style-name="T15">, you can try to read their intentions and/or intimacy. <text:s/>Ask the storyteller a question </text:span><text:span text:style-name="T12">about the action</text:span><text:span text:style-name="T15">, which they must answer truthfully.</text:span></text:p>
        <text:p text:style-name="P83"><text:span text:style-name="T15">Only the highest-rolling player gets to ask a question.</text:span><text:span text:style-name="T69"><text:line-break/></text:span><text:line-break/></text:p>
        <text:h text:style-name="Heading_20_2" text:outline-level="2"/>
        <text:h text:style-name="P106" text:outline-level="2">Encounters</text:h>
        <text:h text:style-name="Heading_20_3" text:outline-level="3">Goal</text:h>
        <text:p text:style-name="P84">Every Encounter must have a defined goal to start.</text:p>
        <text:h text:style-name="P149" text:outline-level="3">Key Issues</text:h>
        <text:p text:style-name="P84">On entering an Encounter scene, generate <text:span text:style-name="T41">Key Issues</text:span><text:span text:style-name="T47"> that must be overcome in order to complete the scene. </text:span><text:span text:style-name="T57">(2-3 are suggested, 5 is too many.)</text:span></text:p>
        <table:table table:name="Table28" table:style-name="Table28">
          <table:table-column table:style-name="Table28.A"/>
          <table:table-column table:style-name="Table28.B"/>
          <table:table-row table:style-name="TableLine1620374249344">
            <table:table-cell table:style-name="Table28.A1" table:number-columns-spanned="2" office:value-type="string">
              <text:p text:style-name="P71">Key Issue Complexity</text:p>
            </table:table-cell>
            <table:covered-table-cell/>
          </table:table-row>
          <table:table-row table:style-name="TableLine1620374252064">
            <table:table-cell table:style-name="Table28.A2" office:value-type="string">
              <text:p text:style-name="P72"/>
            </table:table-cell>
            <table:table-cell table:style-name="Table28.A2" office:value-type="string">
              <text:p text:style-name="P73">Actions</text:p>
            </table:table-cell>
          </table:table-row>
          <table:table-row table:style-name="TableLine1620374253968">
            <table:table-cell table:style-name="Table28.A3" office:value-type="string">
              <text:p text:style-name="P75">Simple</text:p>
            </table:table-cell>
            <table:table-cell table:style-name="Table28.B3" office:value-type="float" office:value="1">
              <text:p text:style-name="P76">1</text:p>
            </table:table-cell>
          </table:table-row>
          <table:table-row table:style-name="Table28.4">
            <table:table-cell table:style-name="Table28.A4" office:value-type="string">
              <text:p text:style-name="P75">Average</text:p>
            </table:table-cell>
            <table:table-cell table:style-name="Table28.B4" office:value-type="float" office:value="3">
              <text:p text:style-name="P76">3</text:p>
            </table:table-cell>
          </table:table-row>
          <table:table-row table:style-name="TableLine1620374135376">
            <table:table-cell table:style-name="Table28.A3" office:value-type="string">
              <text:p text:style-name="P75">Difficult</text:p>
            </table:table-cell>
            <table:table-cell table:style-name="Table28.B3" office:value-type="float" office:value="5">
              <text:p text:style-name="P76">5</text:p>
            </table:table-cell>
          </table:table-row>
          <table:table-row table:style-name="Table28.6">
            <table:table-cell table:style-name="Table28.A3" office:value-type="string">
              <text:p text:style-name="P75">Complex</text:p>
            </table:table-cell>
            <table:table-cell table:style-name="Table28.B3" office:value-type="float" office:value="7">
              <text:p text:style-name="P76">7</text:p>
            </table:table-cell>
          </table:table-row>
        </table:table>
        <text:h text:style-name="P149" text:outline-level="3">Complications</text:h>
        <text:p text:style-name="P84">Complications, or changes to the Scene, may be added to the scene between rounds.</text:p>
        <text:p text:style-name="P84">Landslides, change in guard movements, etc. Complications are, in essence the Environment taking an action.</text:p>
        <text:h text:style-name="P142" text:outline-level="3">Consequences</text:h>
        <text:p text:style-name="P84">There <text:span text:style-name="T1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84">An antagonist will often have <text:span text:style-name="T1">the same, or their</text:span> own, parallel Key Issues that they are working on. <text:s/><text:span text:style-name="T84">Work on a Key Issue can be </text:span><text:span text:style-name="T43">Sabotaged</text:span><text:span text:style-name="T51">, to knock back the other’s progress.</text:span></text:p>
        <text:h text:style-name="P150" text:outline-level="3">Adding/Changing Goals</text:h>
        <text:p text:style-name="P133">This generates a new Key Issue.</text:p>
        <text:h text:style-name="P151" text:outline-level="3">Encounter End</text:h>
        <text:p text:style-name="P85">Encounters end when all Key Issues are claimed, or have become moot. </text:p>
        <text:p text:style-name="P8">If a Goal’s Key Issues are completely controlled by one side, they will achieve their Goal.</text:p>
        <text:p text:style-name="P8">A Goal with split Key Issue control will find they have a <text:span text:style-name="T60">partial</text:span> victory—they do not get the full Goal they wanted, but they do not get nothing at all.</text:p>
        <text:h text:style-name="P107" text:outline-level="2"/>
        <text:h text:style-name="P108" text:outline-level="2">Projects</text:h>
        <text:h text:style-name="P151" text:outline-level="3">Resources</text:h>
        <text:p text:style-name="P120"><text:span text:style-name="T47">A Resource is consumed per dot of Merit, or Scale of World Project. </text:span><text:span text:style-name="T44">1 Resource </text:span><text:span text:style-name="T52">is roughly equivalent to:</text:span></text:p>
        <text:list xml:id="list195528838646630" text:continue-numbering="true" text:style-name="Exalt_20_Dot">
          <text:list-item>
            <text:p text:style-name="P134"><text:span text:style-name="T52">A </text:span><text:span text:style-name="T47">highly-successful Merchant route.</text:span></text:p>
          </text:list-item>
          <text:list-item>
            <text:p text:style-name="P124">An entire village’s worth of manpower for a month.</text:p>
          </text:list-item>
          <text:list-item>
            <text:p text:style-name="P124">A favor from a very powerful person.</text:p>
          </text:list-item>
        </text:list>
        <text:h text:style-name="P151" text:outline-level="3">Keystones</text:h>
        <text:p text:style-name="P86"><text:span text:style-name="T84">Keystones are specific plot-related concepts that </text:span><text:span text:style-name="T62">must be actively sought out</text:span><text:span text:style-name="T83">. They are used for Scale 4 and 5 Projects.</text:span></text:p>
        <text:h text:style-name="Heading_20_3" text:outline-level="3">Project Scale</text:h>
        <text:p text:style-name="P117">The Scale of a Merit Project is equal to its dots. The Scale of a World Project is as follows:</text:p>
        <table:table table:name="Table42" table:style-name="Table42">
          <table:table-column table:style-name="Table42.A"/>
          <table:table-column table:style-name="Table42.B"/>
          <table:table-row table:style-name="Table42.1">
            <table:table-cell table:style-name="Table42.A1" table:number-columns-spanned="2" office:value-type="string">
              <text:p text:style-name="P16">Project<text:span text:style-name="T85">s</text:span></text:p>
            </table:table-cell>
            <table:covered-table-cell/>
          </table:table-row>
          <table:table-row table:style-name="Table42.2">
            <table:table-cell table:style-name="Table42.A2" office:value-type="string">
              <text:p text:style-name="P18">Scale</text:p>
            </table:table-cell>
            <table:table-cell table:style-name="Table42.B2" office:value-type="string">
              <text:p text:style-name="P60"><text:span text:style-name="T86">Project </text:span>Affects Population/<text:span text:style-name="T87">Terrain </text:span></text:p>
            </table:table-cell>
          </table:table-row>
          <table:table-row table:style-name="Table42.2">
            <table:table-cell table:style-name="Table42.A3" office:value-type="string">
              <text:p text:style-name="P37">1</text:p>
            </table:table-cell>
            <table:table-cell table:style-name="Table42.B3" office:value-type="string">
              <text:p text:style-name="P37">Village</text:p>
            </table:table-cell>
          </table:table-row>
          <table:table-row table:style-name="Table42.2">
            <table:table-cell table:style-name="Table42.A4" office:value-type="string">
              <text:p text:style-name="P42">2</text:p>
            </table:table-cell>
            <table:table-cell table:style-name="Table42.B4" office:value-type="string">
              <text:p text:style-name="P42">Town</text:p>
            </table:table-cell>
          </table:table-row>
          <table:table-row table:style-name="Table42.2">
            <table:table-cell table:style-name="Table42.A3" office:value-type="string">
              <text:p text:style-name="P37">3</text:p>
            </table:table-cell>
            <table:table-cell table:style-name="Table42.B3" office:value-type="string">
              <text:p text:style-name="P37">City</text:p>
            </table:table-cell>
          </table:table-row>
          <table:table-row table:style-name="Table42.2">
            <table:table-cell table:style-name="Table42.A4" office:value-type="string">
              <text:p text:style-name="P42">4</text:p>
            </table:table-cell>
            <table:table-cell table:style-name="Table42.B4" office:value-type="string">
              <text:p text:style-name="P42">Prefecture</text:p>
            </table:table-cell>
          </table:table-row>
          <table:table-row table:style-name="Table42.2">
            <table:table-cell table:style-name="Table42.A3" office:value-type="string">
              <text:p text:style-name="P37">5</text:p>
            </table:table-cell>
            <table:table-cell table:style-name="Table42.B3" office:value-type="string">
              <text:p text:style-name="P37">Province</text:p>
            </table:table-cell>
          </table:table-row>
        </table:table>
        <text:p text:style-name="P87"><text:span text:style-name="T16">Unnatural/</text:span><text:span text:style-name="T18">Significant opp</text:span><text:span text:style-name="T5"> Increase the scale </text:span><text:span text:style-name="T8">of a project</text:span><text:span text:style-name="T5"> by +1, while</text:span><text:span text:style-name="T16"> Supernatural/</text:span><text:span text:style-name="T17">Overwhelmingly opposed</text:span><text:span text:style-name="T5"> increases the scale by +2.</text:span><text:span text:style-name="T41"> </text:span></text:p>
        <table:table table:name="Table41" table:style-name="Table41">
          <table:table-column table:style-name="Table41.A"/>
          <table:table-column table:style-name="Table41.B"/>
          <table:table-row table:style-name="Table41.1">
            <table:table-cell table:style-name="Table41.A1" table:number-columns-spanned="2" office:value-type="string">
              <text:p text:style-name="P19">Obstructions</text:p>
            </table:table-cell>
            <table:covered-table-cell/>
          </table:table-row>
          <table:table-row table:style-name="Table41.1">
            <table:table-cell table:style-name="Table41.A2" office:value-type="string">
              <text:p text:style-name="P9">1<text:span text:style-name="T88">2</text:span><text:span text:style-name="T89">+</text:span></text:p>
            </table:table-cell>
            <table:table-cell table:style-name="Table41.A2" office:value-type="string">
              <text:p text:style-name="P10"><text:span text:style-name="T40">Critical Success. </text:span><text:span text:style-name="T54">Gain 1 Resource.</text:span></text:p>
            </table:table-cell>
          </table:table-row>
          <table:table-row table:style-name="Table41.1">
            <table:table-cell table:style-name="Table41.A3" office:value-type="string">
              <text:p text:style-name="P38"><text:span text:style-name="T90">10</text:span>-1<text:span text:style-name="T88">1</text:span></text:p>
            </table:table-cell>
            <table:table-cell table:style-name="Table41.B3" office:value-type="string">
              <text:p text:style-name="P21">Success</text:p>
            </table:table-cell>
          </table:table-row>
          <table:table-row table:style-name="Table41.1">
            <table:table-cell table:style-name="Table41.A2" office:value-type="string">
              <text:p text:style-name="P9"><text:span text:style-name="T90">6</text:span>-<text:span text:style-name="T90">9</text:span></text:p>
            </table:table-cell>
            <table:table-cell table:style-name="Table41.A2" office:value-type="string">
              <text:p text:style-name="P10"><text:span text:style-name="T31">Alteration.</text:span> <text:span text:style-name="T91">Describe how the project is changed—the end goal remains the same.</text:span></text:p>
            </table:table-cell>
          </table:table-row>
          <table:table-row table:style-name="Table41.1">
            <table:table-cell table:style-name="Table41.A5" office:value-type="string">
              <text:p text:style-name="P9"><text:span text:style-name="T90">4</text:span>-<text:span text:style-name="T90">5</text:span></text:p>
            </table:table-cell>
            <table:table-cell table:style-name="Table41.B5" office:value-type="string">
              <text:p text:style-name="P10"><text:span text:style-name="T53">A </text:span><text:span text:style-name="T40">Problem </text:span><text:span text:style-name="T53">happens. </text:span><text:span text:style-name="T54">Describe how your character solves it, but is strained.</text:span></text:p>
            </table:table-cell>
          </table:table-row>
          <table:table-row table:style-name="Table41.1">
            <table:table-cell table:style-name="Table41.A6" office:value-type="string">
              <text:p text:style-name="P10"><text:span text:style-name="T92">0</text:span>-<text:span text:style-name="T90">3</text:span></text:p>
            </table:table-cell>
            <table:table-cell table:style-name="Table41.B6" office:value-type="string">
              <text:p text:style-name="P10"><text:span text:style-name="T40">Major Problem</text:span>: The project is in <text:span text:style-name="T60">dire straits</text:span>, a<text:span text:style-name="T28">nd requires some </text:span><text:span text:style-name="T32">sacrifice</text:span><text:span text:style-name="T33">.</text:span></text:p>
            </table:table-cell>
          </table:table-row>
        </table:table>
        <text:h text:style-name="P152" text:outline-level="3"><text:span text:style-name="T69">Repairing/</text:span><text:span text:style-name="T70">Altering</text:span></text:h>
        <text:p text:style-name="P20">Minor decreases the scale by 2.<text:line-break/>Moderate decreases the scale by 1.<text:line-break/>Major does not change the scale.</text:p>
        <text:h text:style-name="Heading_20_2" text:outline-level="2">Magnitudes</text:h>
        <table:table table:name="Table18" table:style-name="Table18">
          <table:table-column table:style-name="Table18.A"/>
          <table:table-column table:style-name="Table18.B" table:number-columns-repeated="2"/>
          <table:table-column table:style-name="Table18.D"/>
          <table:table-row table:style-name="Table18.1">
            <table:table-cell table:style-name="Table18.A1" table:number-columns-spanned="4" office:value-type="string">
              <text:p text:style-name="P78">Group Magnitudes</text:p>
            </table:table-cell>
            <table:covered-table-cell/>
            <table:covered-table-cell/>
            <table:covered-table-cell/>
          </table:table-row>
          <table:table-row table:style-name="Table18.1">
            <table:table-cell table:style-name="Table18.A2" office:value-type="string">
              <text:p text:style-name="P11"/>
            </table:table-cell>
            <table:table-cell table:style-name="Table18.B2" office:value-type="string">
              <text:p text:style-name="P33">Pop.</text:p>
            </table:table-cell>
            <table:table-cell table:style-name="Table18.C2" office:value-type="string">
              <text:p text:style-name="P11"><text:span text:style-name="T94">Common </text:span>Name</text:p>
            </table:table-cell>
            <table:table-cell table:style-name="Table18.D2" office:value-type="string">
              <text:p text:style-name="P112"><text:span text:style-name="T69">Military Designation</text:span><text:span text:style-name="T71">s</text:span></text:p>
            </table:table-cell>
          </table:table-row>
          <table:table-row table:style-name="Table18.1">
            <table:table-cell table:style-name="Table18.A3" office:value-type="string">
              <text:p text:style-name="P39">1</text:p>
            </table:table-cell>
            <table:table-cell table:style-name="Table18.B3" office:value-type="string">
              <text:p text:style-name="P10">1</text:p>
            </table:table-cell>
            <table:table-cell table:style-name="Table18.B3" office:value-type="string">
              <text:p text:style-name="P10">Individual</text:p>
            </table:table-cell>
            <table:table-cell table:style-name="Table18.A3" office:value-type="string">
              <text:p text:style-name="P10">-</text:p>
            </table:table-cell>
          </table:table-row>
          <table:table-row table:style-name="Table18.1">
            <table:table-cell table:style-name="Table18.A4" office:value-type="string">
              <text:p text:style-name="P39">2</text:p>
            </table:table-cell>
            <table:table-cell table:style-name="Table18.B4" office:value-type="string">
              <text:p text:style-name="P10">10</text:p>
            </table:table-cell>
            <table:table-cell table:style-name="Table18.C4" office:value-type="string">
              <text:p text:style-name="P10">Party/Group</text:p>
            </table:table-cell>
            <table:table-cell table:style-name="Table18.D4" office:value-type="string">
              <text:p text:style-name="P10">Squad<text:line-break/><text:span text:style-name="T93">(Fang)</text:span></text:p>
            </table:table-cell>
          </table:table-row>
          <table:table-row table:style-name="Table18.1">
            <table:table-cell table:style-name="Table18.A3" office:value-type="string">
              <text:p text:style-name="P39">3</text:p>
            </table:table-cell>
            <table:table-cell table:style-name="Table18.B3" office:value-type="string">
              <text:p text:style-name="P10">50</text:p>
            </table:table-cell>
            <table:table-cell table:style-name="Table18.B3" office:value-type="string">
              <text:p text:style-name="P10">Crowd</text:p>
            </table:table-cell>
            <table:table-cell table:style-name="Table18.A3" office:value-type="string">
              <text:p text:style-name="P10">Troop<text:line-break/><text:span text:style-name="T93">(Scale)</text:span></text:p>
            </table:table-cell>
          </table:table-row>
          <table:table-row table:style-name="Table18.1">
            <table:table-cell table:style-name="Table18.A6" office:value-type="string">
              <text:p text:style-name="P39">4</text:p>
            </table:table-cell>
            <table:table-cell table:style-name="Table18.B6" office:value-type="string">
              <text:p text:style-name="P10">100</text:p>
            </table:table-cell>
            <table:table-cell table:style-name="Table18.C6" office:value-type="string">
              <text:p text:style-name="P10">Hamlet</text:p>
            </table:table-cell>
            <table:table-cell table:style-name="Table18.D6" office:value-type="string">
              <text:p text:style-name="P10">Company<text:line-break/><text:span text:style-name="T93">(Talon)</text:span></text:p>
            </table:table-cell>
          </table:table-row>
          <table:table-row table:style-name="Table18.1">
            <table:table-cell table:style-name="Table18.A3" office:value-type="string">
              <text:p text:style-name="P39">5</text:p>
            </table:table-cell>
            <table:table-cell table:style-name="Table18.B3" office:value-type="string">
              <text:p text:style-name="P10">500</text:p>
            </table:table-cell>
            <table:table-cell table:style-name="Table18.B3" office:value-type="string">
              <text:p text:style-name="P10">Village</text:p>
            </table:table-cell>
            <table:table-cell table:style-name="Table18.A3" office:value-type="string">
              <text:p text:style-name="P10">Battalion<text:line-break/><text:span text:style-name="T93">(Wing)</text:span> </text:p>
            </table:table-cell>
          </table:table-row>
          <table:table-row table:style-name="Table18.1">
            <table:table-cell table:style-name="Table18.A8" office:value-type="string">
              <text:p text:style-name="P13">6</text:p>
            </table:table-cell>
            <table:table-cell table:style-name="Table18.B8" office:value-type="string">
              <text:p text:style-name="P10">1,000</text:p>
            </table:table-cell>
            <table:table-cell table:style-name="Table18.C8" office:value-type="string">
              <text:p text:style-name="P10">Town</text:p>
            </table:table-cell>
            <table:table-cell table:style-name="Table18.D8" office:value-type="string">
              <text:p text:style-name="P10">Regiment<text:line-break/><text:span text:style-name="T93">(Dragon)</text:span></text:p>
            </table:table-cell>
          </table:table-row>
          <table:table-row table:style-name="Table18.1">
            <table:table-cell table:style-name="Table18.A3" office:value-type="string">
              <text:p text:style-name="P14">7</text:p>
            </table:table-cell>
            <table:table-cell table:style-name="Table18.B3" office:value-type="string">
              <text:p text:style-name="P10">10,000</text:p>
            </table:table-cell>
            <table:table-cell table:style-name="Table18.B3" office:value-type="string">
              <text:p text:style-name="P10">City</text:p>
            </table:table-cell>
            <table:table-cell table:style-name="Table18.A3" office:value-type="string">
              <text:p text:style-name="P10">Army<text:line-break/><text:span text:style-name="T93">(Legion)</text:span></text:p>
            </table:table-cell>
          </table:table-row>
          <table:table-row table:style-name="Table18.1">
            <table:table-cell table:style-name="Table18.A10" office:value-type="string">
              <text:p text:style-name="P14">8</text:p>
            </table:table-cell>
            <table:table-cell table:style-name="Table18.B10" office:value-type="string">
              <text:p text:style-name="P10">100,000</text:p>
            </table:table-cell>
            <table:table-cell table:style-name="Table18.C10" office:value-type="string">
              <text:p text:style-name="P10">Prefecture</text:p>
            </table:table-cell>
            <table:table-cell table:style-name="Table18.D10" office:value-type="string">
              <text:p text:style-name="P10">-</text:p>
            </table:table-cell>
          </table:table-row>
          <table:table-row table:style-name="Table18.1">
            <table:table-cell table:style-name="Table18.A11" office:value-type="string">
              <text:p text:style-name="P14">9</text:p>
            </table:table-cell>
            <table:table-cell table:style-name="Table18.B11" office:value-type="string">
              <text:p text:style-name="P10">1,000,000</text:p>
            </table:table-cell>
            <table:table-cell table:style-name="Table18.C11" office:value-type="string">
              <text:p text:style-name="P10">Province</text:p>
            </table:table-cell>
            <table:table-cell table:style-name="Table18.D11" office:value-type="string">
              <text:p text:style-name="P10">-</text:p>
            </table:table-cell>
          </table:table-row>
        </table:table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table:number-columns-spanned="2" office:value-type="string">
              <text:p text:style-name="P17">Time Magnitudes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12">Scale</text:p>
            </table:table-cell>
            <table:table-cell table:style-name="Table19.B2" office:value-type="string">
              <text:p text:style-name="P11">Name</text:p>
            </table:table-cell>
          </table:table-row>
          <table:table-row table:style-name="Table19.1">
            <table:table-cell table:style-name="Table19.A3" office:value-type="string">
              <text:p text:style-name="P40">1</text:p>
            </table:table-cell>
            <table:table-cell table:style-name="Table19.A3" office:value-type="string">
              <text:p text:style-name="P10">Second (Instant)</text:p>
            </table:table-cell>
          </table:table-row>
          <table:table-row table:style-name="Table19.4">
            <table:table-cell table:style-name="Table19.A4" office:value-type="string">
              <text:p text:style-name="P40">2</text:p>
            </table:table-cell>
            <table:table-cell table:style-name="Table19.B4" office:value-type="string">
              <text:p text:style-name="P10">Minute (Moment)</text:p>
            </table:table-cell>
          </table:table-row>
          <table:table-row table:style-name="Table19.1">
            <table:table-cell table:style-name="Table19.A3" office:value-type="string">
              <text:p text:style-name="P40">3</text:p>
            </table:table-cell>
            <table:table-cell table:style-name="Table19.A3" office:value-type="string">
              <text:p text:style-name="P10">Hour</text:p>
            </table:table-cell>
          </table:table-row>
          <table:table-row table:style-name="Table19.1">
            <table:table-cell table:style-name="Table19.A6" office:value-type="string">
              <text:p text:style-name="P40">4</text:p>
            </table:table-cell>
            <table:table-cell table:style-name="Table19.B6" office:value-type="string">
              <text:p text:style-name="P10">Day</text:p>
            </table:table-cell>
          </table:table-row>
          <table:table-row table:style-name="Table19.1">
            <table:table-cell table:style-name="Table19.A3" office:value-type="string">
              <text:p text:style-name="P40">5</text:p>
            </table:table-cell>
            <table:table-cell table:style-name="Table19.A3" office:value-type="string">
              <text:p text:style-name="P10">Week</text:p>
            </table:table-cell>
          </table:table-row>
          <table:table-row table:style-name="Table19.1">
            <table:table-cell table:style-name="Table19.A8" office:value-type="string">
              <text:p text:style-name="P40">6</text:p>
            </table:table-cell>
            <table:table-cell table:style-name="Table19.B8" office:value-type="string">
              <text:p text:style-name="P10">Month</text:p>
            </table:table-cell>
          </table:table-row>
          <table:table-row table:style-name="Table19.1">
            <table:table-cell table:style-name="Table19.A3" office:value-type="string">
              <text:p text:style-name="P40">7</text:p>
            </table:table-cell>
            <table:table-cell table:style-name="Table19.A3" office:value-type="string">
              <text:p text:style-name="P10">Season</text:p>
            </table:table-cell>
          </table:table-row>
          <table:table-row table:style-name="Table19.1">
            <table:table-cell table:style-name="Table19.A10" office:value-type="string">
              <text:p text:style-name="P40">8</text:p>
            </table:table-cell>
            <table:table-cell table:style-name="Table19.B10" office:value-type="string">
              <text:p text:style-name="P10">Year</text:p>
            </table:table-cell>
          </table:table-row>
          <table:table-row table:style-name="Table19.1">
            <table:table-cell table:style-name="Table19.A11" office:value-type="string">
              <text:p text:style-name="P15">9</text:p>
            </table:table-cell>
            <table:table-cell table:style-name="Table19.B11" office:value-type="string">
              <text:p text:style-name="P10">Decade</text:p>
            </table:table-cell>
          </table:table-row>
          <table:table-row table:style-name="Table19.1">
            <table:table-cell table:style-name="Table19.A12" office:value-type="string">
              <text:p text:style-name="P14">10</text:p>
            </table:table-cell>
            <table:table-cell table:style-name="Table19.B12" office:value-type="string">
              <text:p text:style-name="P10">Century</text:p>
            </table:table-cell>
          </table:table-row>
        </table:table>
      </text:section>
      <text:h text:style-name="P102" text:outline-level="1">Combat<text:span text:style-name="T39"> </text:span></text:h>
      <text:section text:style-name="Sect2" text:name="Section1">
        <text:h text:style-name="Heading_20_2" text:outline-level="2"><text:span text:style-name="T95">Combat </text:span><text:span text:style-name="T76">Actions</text:span></text:h>
        <text:p text:style-name="P95">Characters may perform a Maneuver and Strike, or two Maneuvers.</text:p>
        <text:p text:style-name="P95">There is a hard limit of <text:span text:style-name="T41">3 Actions</text:span></text:p>
        <text:h text:style-name="Heading_20_3" text:outline-level="3">Order</text:h>
        <text:list xml:id="list195527538427173" text:continue-numbering="true" text:style-name="Exalt_20_Dot">
          <text:list-item>
            <text:p text:style-name="P135">Storyteller chooses first player, or asks for a roll. (such as Wits + Awareness)</text:p>
          </text:list-item>
          <text:list-item>
            <text:p text:style-name="P125">Call on next person <text:span text:style-name="T122">on your team</text:span> to act, <text:span text:style-name="T122">until none are left. </text:span><text:span text:style-name="T123">Then other side goes</text:span><text:span text:style-name="T122">.</text:span></text:p>
          </text:list-item>
        </text:list>
        <text:h text:style-name="Heading_20_3" text:outline-level="3">Holding Action</text:h>
        <text:p text:style-name="P95">May hold an action for a <text:span text:style-name="T61">specific event</text:span><text:span text:style-name="T82">. If it does not happen, the turn is lost.</text:span></text:p>
        <text:h text:style-name="P153" text:outline-level="3">Maneuvers</text:h>
        <text:p text:style-name="P95">Maneuvers are any <text:span text:style-name="T61">normal action</text:span><text:span text:style-name="T82"> taken during the course of combat, such as moving.</text:span></text:p>
        <text:p text:style-name="P118">Maneuvers cannot deal damage.</text:p>
        <text:h text:style-name="Heading_20_3" text:outline-level="3">Decisive Strike</text:h>
        <text:p text:style-name="P59"><text:span text:style-name="T36">A</text:span><text:span text:style-name="T35">ttack with an appropriate<text:line-break/>(Attribute + Ability) dice pool, adding (Weapon Acc).</text:span></text:p>
        <text:p text:style-name="P34">If it matches or exceeds <text:span text:style-name="T111">Defense</text:span>, you hit and deal <text:line-break/>(<text:span text:style-name="T116">Base</text:span> + Weapon Dmg)</text:p>
        <text:p text:style-name="P35">Base damage is the highest of Strength, Dexterity, or Essence.</text:p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03"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03"/>
            </table:table-cell>
            <table:table-cell table:style-name="Table40.B2" office:value-type="string">
              <text:p text:style-name="P45"><text:span text:style-name="T112">Block</text:span> </text:p>
            </table:table-cell>
            <table:table-cell table:style-name="Table40.C2" office:value-type="string">
              <text:p text:style-name="P115">Evasion </text:p>
            </table:table-cell>
          </table:table-row>
          <table:table-row table:style-name="Table40.3">
            <table:table-cell table:style-name="Table40.A3" office:value-type="string">
              <text:p text:style-name="P54">No Armor</text:p>
            </table:table-cell>
            <table:table-cell table:style-name="Table40.B3" office:value-type="string">
              <text:p text:style-name="P44">+0</text:p>
            </table:table-cell>
            <table:table-cell table:style-name="Table40.C3" office:value-type="string">
              <text:p text:style-name="P44">+0</text:p>
            </table:table-cell>
          </table:table-row>
          <table:table-row table:style-name="Table40.4">
            <table:table-cell table:style-name="Table40.A4" office:value-type="string">
              <text:p text:style-name="P113">Light</text:p>
            </table:table-cell>
            <table:table-cell table:style-name="Table40.B4" office:value-type="string">
              <text:p text:style-name="P114"><text:s/>-<text:span text:style-name="T113">1</text:span></text:p>
            </table:table-cell>
            <table:table-cell table:style-name="Table40.C4" office:value-type="string">
              <text:p text:style-name="P114"><text:s/>+1</text:p>
            </table:table-cell>
          </table:table-row>
          <table:table-row table:style-name="Table40.5">
            <table:table-cell table:style-name="Table40.A3" office:value-type="string">
              <text:p text:style-name="P110">Medium</text:p>
            </table:table-cell>
            <table:table-cell table:style-name="Table40.B3" office:value-type="string">
              <text:p text:style-name="P111">+<text:span text:style-name="T114">1</text:span></text:p>
            </table:table-cell>
            <table:table-cell table:style-name="Table40.C3" office:value-type="string">
              <text:p text:style-name="P116">-<text:span text:style-name="T115">1</text:span></text:p>
            </table:table-cell>
          </table:table-row>
          <table:table-row table:style-name="Table40.1">
            <table:table-cell table:style-name="Table40.A6" office:value-type="string">
              <text:p text:style-name="P55">Heavy</text:p>
            </table:table-cell>
            <table:table-cell table:style-name="Table40.B6" office:value-type="string">
              <text:p text:style-name="P55">+<text:span text:style-name="T114">2</text:span></text:p>
            </table:table-cell>
            <table:table-cell table:style-name="Table40.C6" office:value-type="string">
              <text:p text:style-name="P55">-<text:span text:style-name="T115">2</text:span></text:p>
            </table:table-cell>
          </table:table-row>
        </table:table>
        <text:h text:style-name="Heading_20_3" text:outline-level="3">Weapons</text:h>
        <text:p text:style-name="P101">Mundane Weapons have 3 points to spend, such as:</text:p>
        <text:list xml:id="list195528628683027" text:continue-numbering="true" text:style-name="Exalt_20_Dot">
          <text:list-item>
            <text:p text:style-name="P136"><text:span text:style-name="T41">(X) Accurate</text:span>: +X dice</text:p>
          </text:list-item>
          <text:list-item>
            <text:p text:style-name="P136"><text:span text:style-name="T41">(X) Damaging:</text:span> +X damage</text:p>
          </text:list-item>
          <text:list-item>
            <text:p text:style-name="P136"><text:span text:style-name="T41">(1) Ranged:</text:span> Attack across zone.</text:p>
          </text:list-item>
          <text:list-item>
            <text:p text:style-name="P136"><text:span text:style-name="T41">(3) Long Ranged:</text:span> Attack across 2 zones</text:p>
          </text:list-item>
        </text:list>
        <text:h text:style-name="P109" text:outline-level="2">Zones</text:h>
        <text:p text:style-name="P95">The combat field is split into distinct zones—which should reflect the battlefield. All characters can attack each other in the same zone.</text:p>
        <text:p text:style-name="P95">Ranged attacks can cross zone boundaries, so long as there is a reasonable path between.</text:p>
        <text:p text:style-name="P95">Moving between zones is a maneuver (typically dice-less).</text:p>
        <text:h text:style-name="P90" text:outline-level="2">Minor Characters</text:h>
        <text:p text:style-name="P88">Minor Characters, especially those that cannot alone damage their foes will naturally fall into Groups.</text:p>
        <text:p text:style-name="P88">Groups act as a single character, but gain the following bonus based on their Group Magnitude:</text:p>
        <text:list xml:id="list195528444061348" text:continue-numbering="true" text:style-name="Exalt_20_Dot">
          <text:list-item>
            <text:p text:style-name="P135">Add 5 Health for every Magnitude Scale increment.</text:p>
          </text:list-item>
          <text:list-item>
            <text:p text:style-name="P135">Add 1 Damage, 1 Accuracy, and +1 Dice on an action for every Magnitude Scale increment</text:p>
          </text:list-item>
        </text:list>
        <table:table table:name="Table51" table:style-name="Table51">
          <table:table-column table:style-name="Table51.A"/>
          <table:table-column table:style-name="Table51.B"/>
          <table:table-row table:style-name="TableLine1620575975248">
            <table:table-cell table:style-name="Table51.A1" table:number-columns-spanned="2" office:value-type="string">
              <text:p text:style-name="P74">Environmental Damage</text:p>
            </table:table-cell>
            <table:covered-table-cell/>
          </table:table-row>
          <table:table-row table:style-name="TableLine1620575995376">
            <table:table-cell table:style-name="Table51.A2" office:value-type="string">
              <text:p text:style-name="P77">Light</text:p>
            </table:table-cell>
            <table:table-cell table:style-name="Table51.B2" office:value-type="float" office:value="3">
              <text:p text:style-name="P77">3</text:p>
            </table:table-cell>
          </table:table-row>
          <table:table-row table:style-name="TableLine1620576000272">
            <table:table-cell table:style-name="Table51.A3" office:value-type="string">
              <text:p text:style-name="P77">Medium</text:p>
            </table:table-cell>
            <table:table-cell table:style-name="Table51.B3" office:value-type="float" office:value="5">
              <text:p text:style-name="P77">5</text:p>
            </table:table-cell>
          </table:table-row>
          <table:table-row table:style-name="TableLine1620575991296">
            <table:table-cell table:style-name="Table51.A2" office:value-type="string">
              <text:p text:style-name="P77">Heavy</text:p>
            </table:table-cell>
            <table:table-cell table:style-name="Table51.B2" office:value-type="float" office:value="7">
              <text:p text:style-name="P77">7</text:p>
            </table:table-cell>
          </table:table-row>
          <table:table-row table:style-name="TableLine1620576005984">
            <table:table-cell table:style-name="Table51.A2" office:value-type="string">
              <text:p text:style-name="P77">Oppressive</text:p>
            </table:table-cell>
            <table:table-cell table:style-name="Table51.B2" office:value-type="float" office:value="9">
              <text:p text:style-name="P77">9</text:p>
            </table:table-cell>
          </table:table-row>
        </table:table>
        <text:h text:style-name="P100" text:outline-level="2">Defeat</text:h>
        <text:p text:style-name="P99">Characters at <text:span text:style-name="T41">5 Health</text:span><text:span text:style-name="T47"> will start to want to surrender.</text:span></text:p>
        <text:p text:style-name="P99"><text:span text:style-name="T47">Gain </text:span><text:span text:style-name="T41">1 Limit</text:span><text:span text:style-name="T47"> for being defe</text:span><text:span text:style-name="T55">a</text:span><text:span text:style-name="T47">ted.</text:span></text:p>
        <text:h text:style-name="P98" text:outline-level="2">Healing</text:h>
        <text:p text:style-name="P97"><text:span text:style-name="T45">1</text:span><text:span text:style-name="T46">5</text:span><text:span text:style-name="T45"> Points</text:span><text:span text:style-name="T58"> of Health are regained after a full night’s rest, or </text:span><text:span text:style-name="T46">2</text:span><text:span text:style-name="T45"> point</text:span><text:span text:style-name="T46">s</text:span><text:span text:style-name="T58"> per hour if it is interrupted.</text:span></text:p>
        <text:h text:style-name="Heading_20_2" text:outline-level="2">Cheat Death</text:h>
        <text:p text:style-name="P96">Characters may cheat death, but must take a <text:span text:style-name="T61">permanent disadvantage</text:span><text:span text:style-name="T82"> for doing so—such as loss of merit, change in intimacy, or other such dramatic change.</text:span></text:p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94"><text:span text:style-name="T22">Sample</text:span><text:span text:style-name="T23"> </text:span><text:span text:style-name="T24">Maneuver </text:span><text:span text:style-name="T25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94">Name</text:p>
            </table:table-cell>
            <table:table-cell table:style-name="Table36.B2" office:value-type="string">
              <text:p text:style-name="P94">Difficulty</text:p>
            </table:table-cell>
            <table:table-cell table:style-name="Table36.C2" office:value-type="string">
              <text:p text:style-name="P94">Description</text:p>
            </table:table-cell>
          </table:table-row>
          <table:table-row table:style-name="Table36.1">
            <table:table-cell table:style-name="Table36.A3" office:value-type="string">
              <text:p text:style-name="P93">Knockback /</text:p>
              <text:p text:style-name="P93">Pull /</text:p>
            </table:table-cell>
            <table:table-cell table:style-name="Table36.B3" office:value-type="string">
              <text:p text:style-name="P46">Block</text:p>
            </table:table-cell>
            <table:table-cell table:style-name="Table36.B3" office:value-type="string">
              <text:p text:style-name="P93">Moves the target <text:span text:style-name="T96">up to</text:span> one <text:span text:style-name="T96">Zone.</text:span></text:p>
            </table:table-cell>
          </table:table-row>
          <table:table-row table:style-name="Table36.1">
            <table:table-cell table:style-name="Table36.A5" office:value-type="string">
              <text:p text:style-name="P46">Hold/</text:p>
              <text:p text:style-name="P47">Grapple/</text:p>
              <text:p text:style-name="P47">Restrain</text:p>
            </table:table-cell>
            <table:table-cell table:style-name="Table36.B5" office:value-type="string">
              <text:p text:style-name="P93">Evasion</text:p>
            </table:table-cell>
            <table:table-cell table:style-name="Table36.C5" office:value-type="string">
              <text:p text:style-name="P93"><text:span text:style-name="T30">Note the number of Successes rolled. The target must make a roll against that number as a difficulty, or else be unable to move.</text:span><text:span text:style-name="T26"><text:line-break/></text:span><text:span text:style-name="T27">This lasts until your next action.</text:span></text:p>
            </table:table-cell>
          </table:table-row>
          <table:table-row table:style-name="Table36.1">
            <table:table-cell table:style-name="Table36.A5" office:value-type="string">
              <text:p text:style-name="P46">Keep Pace/</text:p>
              <text:p text:style-name="P48">Reactionary Move</text:p>
            </table:table-cell>
            <table:table-cell table:style-name="Table36.B5" office:value-type="string">
              <text:p text:style-name="P93">Evasion</text:p>
            </table:table-cell>
            <table:table-cell table:style-name="Table36.C5" office:value-type="string">
              <text:p text:style-name="P93"><text:span text:style-name="T97">When the target takes a Move Action</text:span><text:span text:style-name="T98">,</text:span><text:span text:style-name="T97"> </text:span><text:span text:style-name="T99">r</text:span><text:span text:style-name="T98">eflexively move one Zone. This does not cost an action.<text:line-break/></text:span><text:span text:style-name="T99">This lasts until your next action.</text:span></text:p>
            </table:table-cell>
          </table:table-row>
          <table:table-row table:style-name="Table36.6">
            <table:table-cell table:style-name="Table36.A3" office:value-type="string">
              <text:p text:style-name="P93">Distract /</text:p>
              <text:p text:style-name="P93">Intimidate / <text:span text:style-name="T100">Stun</text:span></text:p>
            </table:table-cell>
            <table:table-cell table:style-name="Table36.B3" office:value-type="string">
              <text:p text:style-name="P93">Resolve</text:p>
            </table:table-cell>
            <table:table-cell table:style-name="Table36.B3" office:value-type="string">
              <text:p text:style-name="P46">You apply a <text:span text:style-name="T101">Minor</text:span> disadvantage on another character. <text:span text:style-name="T101">If you exceed their Resolve by +3, this becomes a Moderate Disadvantage.</text:span></text:p>
            </table:table-cell>
          </table:table-row>
          <table:table-row table:style-name="Table36.7">
            <table:table-cell table:style-name="Table36.A7" office:value-type="string">
              <text:p text:style-name="P49">Recover</text:p>
            </table:table-cell>
            <table:table-cell table:style-name="Table36.B7" office:value-type="string">
              <text:p text:style-name="P49">(3 / 5)</text:p>
            </table:table-cell>
            <table:table-cell table:style-name="Table36.C7" office:value-type="string">
              <text:p text:style-name="P41">Reduce all Disadvantages by (1 / 2) levels. <text:s/>(e.g. for 3, remove Minor Disadvantages and turn Moderate into Minor.)</text:p>
            </table:table-cell>
          </table:table-row>
          <table:table-row table:style-name="Table36.8">
            <table:table-cell table:style-name="Table36.A8" office:value-type="string">
              <text:p text:style-name="P93">Smash Scenery</text:p>
            </table:table-cell>
            <table:table-cell table:style-name="Table36.A8" office:value-type="string">
              <text:p text:style-name="P93">Based on <text:span text:style-name="T102">S</text:span>cenery</text:p>
            </table:table-cell>
            <table:table-cell table:style-name="Table36.C8" office:value-type="string">
              <text:p text:style-name="P93">Change the scenery, such as by collapsing a pillar.</text:p>
            </table:table-cell>
          </table:table-row>
          <table:table-row table:style-name="Table36.8">
            <table:table-cell table:style-name="Table36.A9" office:value-type="string">
              <text:p text:style-name="P93">Seek Cover/</text:p>
              <text:p text:style-name="P93">Destroy <text:span text:style-name="T103">C</text:span>over</text:p>
            </table:table-cell>
            <table:table-cell table:style-name="Table36.A9" office:value-type="string">
              <text:p text:style-name="P93">Based on Scenery</text:p>
            </table:table-cell>
            <table:table-cell table:style-name="Table36.C9" office:value-type="string">
              <text:p text:style-name="P93">Attempt to find <text:span text:style-name="T104">c</text:span>over, <text:span text:style-name="T105">granting yourself Minor/Moderate Defense Advantage.</text:span><text:line-break/><text:span text:style-name="T106">You may also destroy other’s cover </text:span><text:span text:style-name="T107">A</text:span><text:span text:style-name="T106">dvantage.</text:span></text:p>
            </table:table-cell>
          </table:table-row>
          <table:table-row table:style-name="Table36.8">
            <table:table-cell table:style-name="Table36.A10" office:value-type="string">
              <text:p text:style-name="P93">Defend Other</text:p>
            </table:table-cell>
            <table:table-cell table:style-name="Table36.A10" office:value-type="string">
              <text:p text:style-name="P93">(<text:span text:style-name="T29">None</text:span>)</text:p>
            </table:table-cell>
            <table:table-cell table:style-name="Table36.C10" office:value-type="string">
              <text:p text:style-name="P43">Select a character in the same Zone as you. <text:s/>Attacks that target them must exceed your Block or their Defense, whichever is higher. <text:span text:style-name="T108">They must remain in the same Zone.</text:span></text:p>
            </table:table-cell>
          </table:table-row>
          <table:table-row table:style-name="Table36.8">
            <table:table-cell table:style-name="Table36.A9" office:value-type="string">
              <text:p text:style-name="P93">Disarm</text:p>
            </table:table-cell>
            <table:table-cell table:style-name="Table36.A9" office:value-type="string">
              <text:p text:style-name="P50">Block</text:p>
            </table:table-cell>
            <table:table-cell table:style-name="Table36.C9" office:value-type="string">
              <text:p text:style-name="P93"><text:span text:style-name="T109">Knock a weapon out of a hand, </text:span><text:span text:style-name="T110">which cannot be reclaimed for a Round.</text:span></text:p>
            </table:table-cell>
          </table:table-row>
          <table:table-row table:style-name="Table36.8">
            <table:table-cell table:style-name="Table36.A10" office:value-type="string">
              <text:p text:style-name="P51">Expose/target Weakness</text:p>
            </table:table-cell>
            <table:table-cell table:style-name="Table36.A10" office:value-type="string">
              <text:p text:style-name="P51">(3)</text:p>
            </table:table-cell>
            <table:table-cell table:style-name="Table36.C10" office:value-type="string">
              <text:p text:style-name="P51">The next attack against an opponent is either their Block or Evasion, instead of their Defense.</text:p>
              <text:p text:style-name="P51"/>
              <text:p text:style-name="P52">You may explicitly choose to gift this to another character to their advantage.</text:p>
            </table:table-cell>
          </table:table-row>
        </table:table>
        <text:p text:style-name="P9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1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3</text:page-number></text:p>
      </style:footer>
      <style:footer-left>
        <text:p text:style-name="MP1"><text:page-number text:select-page="current">4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23T19:55:26.570000000</dc:date>
    <meta:editing-cycles>241</meta:editing-cycles>
    <meta:editing-duration>PT17H30M35S</meta:editing-duration>
    <meta:generator>LibreOffice/7.2.0.4$Windows_X86_64 LibreOffice_project/9a9c6381e3f7a62afc1329bd359cc48accb6435b</meta:generator>
    <dc:creator>Samuel Smith</dc:creator>
    <meta:document-statistic meta:table-count="10" meta:image-count="0" meta:object-count="0" meta:page-count="3" meta:paragraph-count="319" meta:word-count="1739" meta:character-count="9946" meta:non-whitespace-character-count="8530"/>
  </office:meta>
</office:document-meta>
</file>